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5">
        <text:h text:style-name="Heading_20_4" text:outline-level="4">Mouse Wheel</text:h>
        <text:p text:style-name="Text_20_body_20_indent_20_Organon">See: General / Mouse Wheel Scrolling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7:25.717000000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47" meta:non-whitespace-character-count="41"/>
    <meta:generator>LibreOffice/5.1.1.3$Windows_X86_64 LibreOffice_project/89f508ef3ecebd2cfb8e1def0f0ba9a803b88a6d</meta:generator>
  </office:meta>
</office:document-meta>
</file>